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TableColumn52" style:family="table-column">
      <style:table-column-properties style:column-width="1.1041in" style:use-optimal-column-width="false"/>
    </style:style>
    <style:style style:name="TableColumn53" style:family="table-column">
      <style:table-column-properties style:column-width="4.4791in" style:use-optimal-column-width="false"/>
    </style:style>
    <style:style style:name="TableColumn54" style:family="table-column">
      <style:table-column-properties style:column-width="0.7083in" style:use-optimal-column-width="false"/>
    </style:style>
    <style:style style:name="Table51" style:family="table">
      <style:table-properties style:width="6.2916in" fo:margin-left="0in" table:align="left"/>
    </style:style>
    <style:style style:name="TableRow55" style:family="table-row">
      <style:table-row-properties style:min-row-height="0.3125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6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6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6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6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6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6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6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8" style:parent-style-name="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0" style:parent-style-name="ParágrafodaLista" style:list-style-name="LFO2" style:family="paragraph">
      <style:paragraph-properties fo:line-height="200%"/>
    </style:style>
    <style:style style:name="T9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" style:parent-style-name="Fonteparág.padrão" style:family="text">
      <style:text-properties style:font-name="Times New Roman" style:font-name-asian="Times New Roman" style:font-name-complex="Times New Roman"/>
    </style:style>
    <style:style style:name="P93" style:parent-style-name="ParágrafodaLista" style:list-style-name="LFO2" style:family="paragraph">
      <style:paragraph-properties fo:line-height="200%"/>
    </style:style>
    <style:style style:name="T9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5" style:parent-style-name="Fonteparág.padrão" style:family="text">
      <style:text-properties style:font-name="Times New Roman" style:font-name-asian="Times New Roman" style:font-name-complex="Times New Roman"/>
    </style:style>
    <style:style style:name="T96" style:parent-style-name="Fonteparág.padrão" style:family="text">
      <style:text-properties style:font-name="Times New Roman" style:font-name-asian="Times New Roman" style:font-name-complex="Times New Roman"/>
    </style:style>
    <style:style style:name="P97" style:parent-style-name="ParágrafodaLista" style:list-style-name="LFO2" style:family="paragraph">
      <style:paragraph-properties fo:line-height="200%"/>
    </style:style>
    <style:style style:name="T9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" style:parent-style-name="Fonteparág.padrão" style:family="text">
      <style:text-properties style:font-name="Times New Roman" style:font-name-asian="Times New Roman" style:font-name-complex="Times New Roman"/>
    </style:style>
    <style:style style:name="T100" style:parent-style-name="Fonteparág.padrão" style:family="text">
      <style:text-properties style:font-name="Times New Roman" style:font-name-asian="Times New Roman" style:font-name-complex="Times New Roman"/>
    </style:style>
    <style:style style:name="P101" style:parent-style-name="ParágrafodaLista" style:list-style-name="LFO2" style:family="paragraph">
      <style:paragraph-properties fo:line-height="200%"/>
    </style:style>
    <style:style style:name="T10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" style:parent-style-name="Fonteparág.padrão" style:family="text">
      <style:text-properties style:font-name="Times New Roman" style:font-name-asian="Times New Roman" style:font-name-complex="Times New Roman"/>
    </style:style>
    <style:style style:name="T104" style:parent-style-name="Fonteparág.padrão" style:family="text">
      <style:text-properties style:font-name="Times New Roman" style:font-name-asian="Times New Roman" style:font-name-complex="Times New Roman"/>
    </style:style>
    <style:style style:name="P105" style:parent-style-name="ParágrafodaLista" style:family="paragraph">
      <style:paragraph-properties fo:line-height="200%"/>
    </style:style>
    <style:style style:name="T10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7" style:parent-style-name="Fonteparág.padrão" style:family="text">
      <style:text-properties style:font-name="Times New Roman" style:font-name-asian="Times New Roman" style:font-name-complex="Times New Roman"/>
    </style:style>
    <style:style style:name="P108" style:parent-style-name="ParágrafodaLista" style:family="paragraph">
      <style:paragraph-properties fo:line-height="200%"/>
    </style:style>
    <style:style style:name="T109" style:parent-style-name="Fonteparág.padrão" style:family="text">
      <style:text-properties style:font-name="Times New Roman" style:font-name-asian="Times New Roman" style:font-name-complex="Times New Roman"/>
    </style:style>
    <style:style style:name="T11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1" style:parent-style-name="Fonteparág.padrão" style:family="text">
      <style:text-properties style:font-name="Times New Roman" style:font-name-asian="Times New Roman" style:font-name-complex="Times New Roman"/>
    </style:style>
    <style:style style:name="P112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3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4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5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6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7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8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9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0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1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2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3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4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5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6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7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8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29" style:parent-style-name="ParágrafodaLista" style:list-style-name="LFO1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0" style:parent-style-name="Normal" style:family="paragraph">
      <style:paragraph-properties fo:margin-lef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32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asian="Times New Roman" style:font-name-complex="Times New Roman"/>
    </style:style>
    <style:style style:name="P133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34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35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36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37" style:parent-style-name="Normal" style:family="paragraph">
      <style:paragraph-properties fo:text-align="justify" fo:line-height="150%" fo:margin-left="0.4916in">
        <style:tab-stops/>
      </style:paragraph-properties>
    </style:style>
    <style:style style:name="T138" style:parent-style-name="Fonteparág.padrão" style:family="text">
      <style:text-properties style:font-name="Times New Roman" style:font-name-asian="Times New Roman" style:font-name-complex="Times New Roman"/>
    </style:style>
    <style:style style:name="T139" style:parent-style-name="Fonteparág.padrão" style:family="text">
      <style:text-properties style:font-name="Times New Roman" style:font-name-asian="Times New Roman" style:font-name-complex="Times New Roman"/>
    </style:style>
    <style:style style:name="T140" style:parent-style-name="Fonteparág.padrão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SLAY THE PRINCESS A FANPAGE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PROJETO DE FÓRUM REFERENTE AO JOGO ELETRÔNICO SLAY THE PRINCESS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ORIENTADORES: FERNANDO BRANDÃO E CLARA SALOMÃO</text:p>
      <text:p text:style-name="P41">ENRICO FARALDO (RA: 04251138)</text:p>
      <text:p text:style-name="P42"/>
      <text:p text:style-name="P43"/>
      <text:p text:style-name="P44"/>
      <text:p text:style-name="P45"/>
      <text:p text:style-name="P46"/>
      <text:p text:style-name="P47">SÃO PAULO</text:p>
      <text:p text:style-name="P48">2025</text:p>
      <text:p text:style-name="P49">LISTA DE ILUSTRAÇÕES</text:p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FIGURAS</text:p>
          </table:table-cell>
          <table:table-cell table:style-name="TableCell58">
            <text:p text:style-name="P59">TÍTULO</text:p>
          </table:table-cell>
          <table:table-cell table:style-name="TableCell60">
            <text:p text:style-name="P61">PÁG</text:p>
          </table:table-cell>
        </table:table-row>
      </table:table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SUMÁRIO</text:p>
      <text:p text:style-name="P89"/>
      <text:list text:style-name="LFO2" text:continue-numbering="true">
        <text:list-item>
          <text:p text:style-name="P90"><text:span text:style-name="T91">CONTEXTO</text:span><text:span text:style-name="T92">..............................................................................................</text:span></text:p>
        </text:list-item>
        <text:list-item>
          <text:p text:style-name="P93"><text:span text:style-name="T94">OBJETIVO</text:span><text:span text:style-name="T95">................................................................................................</text:span><text:span text:style-name="T96">..........</text:span></text:p>
        </text:list-item>
        <text:list-item>
          <text:p text:style-name="P97"><text:span text:style-name="T98">JUSTIFICATIVA</text:span><text:span text:style-name="T99">......................................................................................</text:span><text:span text:style-name="T100">..........</text:span></text:p>
        </text:list-item>
        <text:list-item>
          <text:p text:style-name="P101"><text:span text:style-name="T102">ESCOPO</text:span><text:span text:style-name="T103">...................................................................................................</text:span><text:span text:style-name="T104">..........</text:span></text:p>
        </text:list-item>
      </text:list>
      <text:p text:style-name="P105"><text:span text:style-name="T106">4.1 PREMISSAS</text:span><text:span text:style-name="T107">.................................................................................................</text:span></text:p>
      <text:p text:style-name="P108"><text:span text:style-name="T109">4.2<text:s/></text:span><text:span text:style-name="T110">RESTRIÇÕES</text:span><text:span text:style-name="T111">..............................................................................................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list text:style-name="LFO1" text:continue-numbering="true">
        <text:list-item>
          <text:p text:style-name="P129">CONTEXTO</text:p>
        </text:list-item>
      </text:list>
      <text:p text:style-name="P130"/>
      <text:p text:style-name="P131">Slay the<text:s/>Princess é um jogo do gênero visual novel lançado inicialmente para computadores em 23/10/2023. Posteriormente o jogo também recebeu uma versão nova com mais conteúdo, além de suporte para consoles<text:s/>com o título<text:s/>Slay the Princess: The Pristine Cut<text:s/>em 24/10/2024.<text:s/>Essa versão substituiu a versão anterior<text:s/>e compradores dela receberam uma atualização<text:s/>gratuita para a versão Pristine Cut.</text:p>
      <text:p text:style-name="P132">A jogabilidade é extremamente simples, basta clicar em uma das opções que aparecem na tela. Elas podem representar diálogos feitos pelo protagonista ou ações feitas por ele.</text:p>
      <text:p text:style-name="P133">O enredo do jogo<text:s/>é dividido em capítulos e<text:s/>apresenta uma subversão narrativa do arquétipo da donzela em apuros, aqui<text:s/>o objetivo do jogador não é salvar a princesa, mas sim assassiná-la. Dentre os personagens estão:<text:s/>o protagonista, personagem controlado pelo jogador, o narrador, representa<text:s/>o narrador do gênero narrativo e aparece como uma voz na cabeça do protagonista, as vozes na<text:s/>sua cabeça, são<text:s/>vozes que aparecem na cabeça do protagonista à medida que ele avança e a princesa.</text:p>
      <text:p text:style-name="P134">O relacionamento<text:s/>entre os<text:s/>personagens é complexo e possui múltiplas camadas. De início, o jogador está em um caminho na floresta e o narrador<text:s/>começa<text:s/>descrever a cena, tentando influenciar o jogador a matar a princesa. (figura)</text:p>
      <text:p text:style-name="P135">Depois de tomar as decisões, o jogador se depara com a primeira voz do jogo, a voz do herói.</text:p>
      <text:p text:style-name="P136">Após um conflito de intenções entre o narrador e a voz do herói,<text:s/>o protagonista deve caminhar até a cabana. Nela,<text:s/>a Lâmina Imaculada<text:s/>(The<text:s/>Pristine Blade)<text:s/>se encontra no topo de uma mesa e ao abrir a porta para descer as escadas, o<text:s/>protagonista encontra a princesa pela primeira vez acorrentada em uma parede pelo braço.</text:p>
      <text:p text:style-name="P137"><text:span text:style-name="T138">O jogo permite um leque vasto de opções de diálogos e explorações, inclusive o caminho descrito anteriormente não é obrigatório,<text:s/></text:span><text:span text:style-name="T139">e cada decisão do jogador terá profundas consequências</text:span><text:span text:style-name="T140"><text:s/>nos capítulos futur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<text:page-number text:fixed="false"/>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RICO FARALDO .</meta:initial-creator>
    <dc:creator>ENRICO FARALDO .</dc:creator>
    <meta:creation-date>2025-05-06T01:34:00Z</meta:creation-date>
    <dc:date>2025-05-06T01:34:00Z</dc:date>
    <meta:template xlink:href="Normal.dotm" xlink:type="simple"/>
    <meta:editing-cycles>1</meta:editing-cycles>
    <meta:editing-duration>PT0S</meta:editing-duration>
    <meta:document-statistic meta:page-count="1" meta:paragraph-count="5" meta:word-count="448" meta:character-count="2864" meta:row-count="20" meta:non-whitespace-character-count="2421"/>
  </office:meta>
</office:document-meta>
</file>